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10.1181in" table:align="margins" style:may-break-between-rows="false"/>
    </style:style>
    <style:style style:name="Tableau14.A" style:family="table-column">
      <style:table-column-properties style:column-width="10.1181in" style:rel-column-width="65535*"/>
    </style:style>
    <style:style style:name="Tableau14.1" style:family="table-row">
      <style:table-row-properties style:min-row-height="0.3542in"/>
    </style:style>
    <style:style style:name="Tableau14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382in" fo:border="0.05pt solid #000000"/>
    </style:style>
    <style:style style:name="Tableau10" style:family="table">
      <style:table-properties style:width="10.1181in" table:align="margins" style:may-break-between-rows="false"/>
    </style:style>
    <style:style style:name="Tableau10.A" style:family="table-column">
      <style:table-column-properties style:column-width="1.8931in" style:rel-column-width="12261*"/>
    </style:style>
    <style:style style:name="Tableau10.B" style:family="table-column">
      <style:table-column-properties style:column-width="1.4556in" style:rel-column-width="9427*"/>
    </style:style>
    <style:style style:name="Tableau10.C" style:family="table-column">
      <style:table-column-properties style:column-width="1.3778in" style:rel-column-width="8923*"/>
    </style:style>
    <style:style style:name="Tableau10.D" style:family="table-column">
      <style:table-column-properties style:column-width="5.3917in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au10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382in" fo:border="0.05pt solid #000000"/>
    </style:style>
    <style:style style:name="Tableau5" style:family="table">
      <style:table-properties style:width="10.1139in" table:align="left" style:may-break-between-rows="false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1.6576in"/>
    </style:style>
    <style:style style:name="Tableau5.C" style:family="table-column">
      <style:table-column-properties style:column-width="1.259in"/>
    </style:style>
    <style:style style:name="Tableau5.D" style:family="table-column">
      <style:table-column-properties style:column-width="6.4493in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382in" fo:border-left="0.05pt solid #000000" fo:border-right="none" fo:border-top="none" fo:border-bottom="0.05pt solid #000000"/>
    </style:style>
    <style:style style:name="Tableau5.B3" style:family="table-cell">
      <style:table-cell-properties fo:padding="0.0382in" fo:border-left="0.05pt solid #000000" fo:border-right="none" fo:border-top="none" fo:border-bottom="0.05pt solid #000000"/>
    </style:style>
    <style:style style:name="Tableau5.C3" style:family="table-cell">
      <style:table-cell-properties fo:padding="0.0382in" fo:border-left="0.05pt solid #000000" fo:border-right="none" fo:border-top="none" fo:border-bottom="0.05pt solid #000000"/>
    </style:style>
    <style:style style:name="Tableau1" style:family="table">
      <style:table-properties style:width="10.1181in" table:align="margins" style:may-break-between-rows="false"/>
    </style:style>
    <style:style style:name="Tableau1.A" style:family="table-column">
      <style:table-column-properties style:column-width="0.4736in" style:rel-column-width="3067*"/>
    </style:style>
    <style:style style:name="Tableau1.B" style:family="table-column">
      <style:table-column-properties style:column-width="1.2611in" style:rel-column-width="8168*"/>
    </style:style>
    <style:style style:name="Tableau1.C" style:family="table-column">
      <style:table-column-properties style:column-width="1.3382in" style:rel-column-width="8667*"/>
    </style:style>
    <style:style style:name="Tableau1.D" style:family="table-column">
      <style:table-column-properties style:column-width="3.9375in" style:rel-column-width="25503*"/>
    </style:style>
    <style:style style:name="Tableau1.E" style:family="table-column">
      <style:table-column-properties style:column-width="1.8243in" style:rel-column-width="11816*"/>
    </style:style>
    <style:style style:name="Tableau1.F" style:family="table-column">
      <style:table-column-properties style:column-width="1.2833in" style:rel-column-width="8314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382in" fo:border-left="0.05pt solid #000000" fo:border-right="none" fo:border-top="none" fo:border-bottom="0.05pt solid #000000"/>
    </style:style>
    <style:style style:name="Tableau1.B4" style:family="table-cell">
      <style:table-cell-properties fo:padding="0.0382in" fo:border-left="0.05pt solid #000000" fo:border-right="none" fo:border-top="none" fo:border-bottom="0.05pt solid #000000"/>
    </style:style>
    <style:style style:name="Tableau1.C4" style:family="table-cell">
      <style:table-cell-properties fo:padding="0.0382in" fo:border-left="0.05pt solid #000000" fo:border-right="none" fo:border-top="none" fo:border-bottom="0.05pt solid #000000"/>
    </style:style>
    <style:style style:name="Tableau1.D4" style:family="table-cell">
      <style:table-cell-properties fo:padding="0.0382in" fo:border-left="0.05pt solid #000000" fo:border-right="none" fo:border-top="none" fo:border-bottom="0.05pt solid #000000"/>
    </style:style>
    <style:style style:name="Tableau1.E4" style:family="table-cell">
      <style:table-cell-properties fo:padding="0.0382in" fo:border-left="0.05pt solid #000000" fo:border-right="none" fo:border-top="none" fo:border-bottom="0.05pt solid #000000"/>
    </style:style>
    <style:style style:name="Tableau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10.1139in" table:align="left" style:may-break-between-rows="false"/>
    </style:style>
    <style:style style:name="Tableau2.A" style:family="table-column">
      <style:table-column-properties style:column-width="1.3792in"/>
    </style:style>
    <style:style style:name="Tableau2.B" style:family="table-column">
      <style:table-column-properties style:column-width="1.2569in"/>
    </style:style>
    <style:style style:name="Tableau2.C" style:family="table-column">
      <style:table-column-properties style:column-width="1.7708in"/>
    </style:style>
    <style:style style:name="Tableau2.D" style:family="table-column">
      <style:table-column-properties style:column-width="1.4069in"/>
    </style:style>
    <style:style style:name="Tableau2.E" style:family="table-column">
      <style:table-column-properties style:column-width="2.1785in"/>
    </style:style>
    <style:style style:name="Tableau2.F" style:family="table-column">
      <style:table-column-properties style:column-width="1.0604in"/>
    </style:style>
    <style:style style:name="Tableau2.G" style:family="table-column">
      <style:table-column-properties style:column-width="1.0611in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1813in" fo:keep-together="always"/>
    </style:style>
    <style:style style:name="Tableau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382in" fo:border-left="0.05pt solid #000000" fo:border-right="none" fo:border-top="none" fo:border-bottom="0.05pt solid #000000"/>
    </style:style>
    <style:style style:name="Tableau2.C2" style:family="table-cell">
      <style:table-cell-properties fo:padding="0.0382in" fo:border-left="0.05pt solid #000000" fo:border-right="none" fo:border-top="none" fo:border-bottom="0.05pt solid #000000"/>
    </style:style>
    <style:style style:name="Tableau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382in" fo:border-left="0.05pt solid #000000" fo:border-right="none" fo:border-top="none" fo:border-bottom="0.05pt solid #000000"/>
    </style:style>
    <style:style style:name="Tableau2.B3" style:family="table-cell">
      <style:table-cell-properties fo:padding="0.0382in" fo:border-left="0.05pt solid #000000" fo:border-right="none" fo:border-top="none" fo:border-bottom="0.05pt solid #000000"/>
    </style:style>
    <style:style style:name="Tableau2.C3" style:family="table-cell">
      <style:table-cell-properties fo:padding="0.0382in" fo:border-left="0.05pt solid #000000" fo:border-right="none" fo:border-top="none" fo:border-bottom="0.05pt solid #000000"/>
    </style:style>
    <style:style style:name="Tableau2.D3" style:family="table-cell">
      <style:table-cell-properties fo:padding="0.0382in" fo:border-left="0.05pt solid #000000" fo:border-right="none" fo:border-top="none" fo:border-bottom="0.05pt solid #000000"/>
    </style:style>
    <style:style style:name="Tableau2.E3" style:family="table-cell">
      <style:table-cell-properties fo:padding="0.0382in" fo:border-left="0.05pt solid #000000" fo:border-right="none" fo:border-top="none" fo:border-bottom="0.05pt solid #000000"/>
    </style:style>
    <style:style style:name="Tableau2.F3" style:family="table-cell">
      <style:table-cell-properties fo:padding="0.0382in" fo:border-left="0.05pt solid #000000" fo:border-right="none" fo:border-top="none" fo:border-bottom="0.05pt solid #000000"/>
    </style:style>
    <style:style style:name="Tableau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382in" fo:border-left="0.05pt solid #000000" fo:border-right="none" fo:border-top="none" fo:border-bottom="0.05pt solid #000000"/>
    </style:style>
    <style:style style:name="Tableau2.B4" style:family="table-cell">
      <style:table-cell-properties fo:padding="0.0382in" fo:border-left="0.05pt solid #000000" fo:border-right="none" fo:border-top="none" fo:border-bottom="0.05pt solid #000000"/>
    </style:style>
    <style:style style:name="Tableau2.C4" style:family="table-cell">
      <style:table-cell-properties fo:padding="0.0382in" fo:border-left="0.05pt solid #000000" fo:border-right="none" fo:border-top="none" fo:border-bottom="0.05pt solid #000000"/>
    </style:style>
    <style:style style:name="Tableau2.D4" style:family="table-cell">
      <style:table-cell-properties fo:padding="0.0382in" fo:border-left="0.05pt solid #000000" fo:border-right="none" fo:border-top="none" fo:border-bottom="0.05pt solid #000000"/>
    </style:style>
    <style:style style:name="Tableau2.E4" style:family="table-cell">
      <style:table-cell-properties fo:padding="0.0382in" fo:border-left="0.05pt solid #000000" fo:border-right="none" fo:border-top="none" fo:border-bottom="0.05pt solid #000000"/>
    </style:style>
    <style:style style:name="Tableau2.F4" style:family="table-cell">
      <style:table-cell-properties fo:padding="0.0382in" fo:border-left="0.05pt solid #000000" fo:border-right="none" fo:border-top="none" fo:border-bottom="0.05pt solid #000000"/>
    </style:style>
    <style:style style:name="Tableau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" style:family="table">
      <style:table-properties style:width="10.1035in" table:align="right"/>
    </style:style>
    <style:style style:name="Tableau15.A" style:family="table-column">
      <style:table-column-properties style:column-width="1.891in"/>
    </style:style>
    <style:style style:name="Tableau15.B" style:family="table-column">
      <style:table-column-properties style:column-width="1.3021in"/>
    </style:style>
    <style:style style:name="Tableau15.C" style:family="table-column">
      <style:table-column-properties style:column-width="1.6875in"/>
    </style:style>
    <style:style style:name="Tableau15.D" style:family="table-column">
      <style:table-column-properties style:column-width="1.7083in"/>
    </style:style>
    <style:style style:name="Tableau15.E" style:family="table-column">
      <style:table-column-properties style:column-width="1.609in"/>
    </style:style>
    <style:style style:name="Tableau15.F" style:family="table-column">
      <style:table-column-properties style:column-width="1.9056in"/>
    </style:style>
    <style:style style:name="Tableau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382in" fo:border-left="0.05pt solid #000000" fo:border-right="none" fo:border-top="none" fo:border-bottom="0.05pt solid #000000"/>
    </style:style>
    <style:style style:name="Tableau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0.9139in"/>
    </style:style>
    <style:style style:name="Tableau15.10" style:family="table-row">
      <style:table-row-properties style:min-row-height="0.8243in"/>
    </style:style>
    <style:style style:name="Tableau16" style:family="table">
      <style:table-properties style:width="10.1139in" table:align="left"/>
    </style:style>
    <style:style style:name="Tableau16.A" style:family="table-column">
      <style:table-column-properties style:column-width="1.8431in"/>
    </style:style>
    <style:style style:name="Tableau16.B" style:family="table-column">
      <style:table-column-properties style:column-width="1.1111in"/>
    </style:style>
    <style:style style:name="Tableau16.C" style:family="table-column">
      <style:table-column-properties style:column-width="1.3792in"/>
    </style:style>
    <style:style style:name="Tableau16.D" style:family="table-column">
      <style:table-column-properties style:column-width="1.4451in"/>
    </style:style>
    <style:style style:name="Tableau16.E" style:family="table-column">
      <style:table-column-properties style:column-width="1.4278in"/>
    </style:style>
    <style:style style:name="Tableau16.F" style:family="table-column">
      <style:table-column-properties style:column-width="1.575in"/>
    </style:style>
    <style:style style:name="Tableau16.G" style:family="table-column">
      <style:table-column-properties style:column-width="1.3326in"/>
    </style:style>
    <style:style style:name="Tableau1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2069in"/>
    </style:style>
    <style:style style:name="Tableau16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382in" fo:border="0.05pt solid #000000"/>
    </style:style>
    <style:style style:name="Tableau16.A8" style:family="table-cell">
      <style:table-cell-properties fo:padding="0.0382in" fo:border-left="0.05pt solid #000000" fo:border-right="none" fo:border-top="none" fo:border-bottom="0.05pt solid #000000"/>
    </style:style>
    <style:style style:name="Tableau3" style:family="table">
      <style:table-properties style:width="10.1181in" table:align="margins" style:may-break-between-rows="false"/>
    </style:style>
    <style:style style:name="Tableau3.A" style:family="table-column">
      <style:table-column-properties style:column-width="0.675in" style:rel-column-width="4371*"/>
    </style:style>
    <style:style style:name="Tableau3.B" style:family="table-column">
      <style:table-column-properties style:column-width="0.8229in" style:rel-column-width="5330*"/>
    </style:style>
    <style:style style:name="Tableau3.C" style:family="table-column">
      <style:table-column-properties style:column-width="0.4389in" style:rel-column-width="2842*"/>
    </style:style>
    <style:style style:name="Tableau3.D" style:family="table-column">
      <style:table-column-properties style:column-width="0.8319in" style:rel-column-width="5388*"/>
    </style:style>
    <style:style style:name="Tableau3.E" style:family="table-column">
      <style:table-column-properties style:column-width="1.4708in" style:rel-column-width="9526*"/>
    </style:style>
    <style:style style:name="Tableau3.F" style:family="table-column">
      <style:table-column-properties style:column-width="1.5083in" style:rel-column-width="9769*"/>
    </style:style>
    <style:style style:name="Tableau3.G" style:family="table-column">
      <style:table-column-properties style:column-width="0.9271in" style:rel-column-width="6004*"/>
    </style:style>
    <style:style style:name="Tableau3.H" style:family="table-column">
      <style:table-column-properties style:column-width="0.9264in" style:rel-column-width="6000*"/>
    </style:style>
    <style:style style:name="Tableau3.I" style:family="table-column">
      <style:table-column-properties style:column-width="2.5174in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0486in" fo:keep-together="always"/>
    </style:style>
    <style:style style:name="Tableau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10.1181in" table:align="margins" style:may-break-between-rows="false"/>
    </style:style>
    <style:style style:name="Tableau4.A" style:family="table-column">
      <style:table-column-properties style:column-width="0.4743in" style:rel-column-width="3072*"/>
    </style:style>
    <style:style style:name="Tableau4.B" style:family="table-column">
      <style:table-column-properties style:column-width="1.4944in" style:rel-column-width="9679*"/>
    </style:style>
    <style:style style:name="Tableau4.C" style:family="table-column">
      <style:table-column-properties style:column-width="1.6514in" style:rel-column-width="10696*"/>
    </style:style>
    <style:style style:name="Tableau4.D" style:family="table-column">
      <style:table-column-properties style:column-width="0.984in" style:rel-column-width="6373*"/>
    </style:style>
    <style:style style:name="Tableau4.E" style:family="table-column">
      <style:table-column-properties style:column-width="0.7792in" style:rel-column-width="5046*"/>
    </style:style>
    <style:style style:name="Tableau4.F" style:family="table-column">
      <style:table-column-properties style:column-width="0.2889in" style:rel-column-width="1871*"/>
    </style:style>
    <style:style style:name="Tableau4.G" style:family="table-column">
      <style:table-column-properties style:column-width="0.9792in" style:rel-column-width="6342*"/>
    </style:style>
    <style:style style:name="Tableau4.H" style:family="table-column">
      <style:table-column-properties style:column-width="0.9063in" style:rel-column-width="5869*"/>
    </style:style>
    <style:style style:name="Tableau4.I" style:family="table-column">
      <style:table-column-properties style:column-width="2.5611in" style:rel-column-width="16587*"/>
    </style:style>
    <style:style style:name="Tableau4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" style:family="table">
      <style:table-properties style:width="10.1181in" table:align="margins" style:may-break-between-rows="false"/>
    </style:style>
    <style:style style:name="Tableau6.A" style:family="table-column">
      <style:table-column-properties style:column-width="7.2646in" style:rel-column-width="47053*"/>
    </style:style>
    <style:style style:name="Tableau6.B" style:family="table-column">
      <style:table-column-properties style:column-width="2.8535in" style:rel-column-width="18482*"/>
    </style:style>
    <style:style style:name="Tableau6.A1" style:family="table-cell">
      <style:table-cell-properties fo:padding="0.0382in" fo:border-left="none" fo:border-right="none" fo:border-top="none" fo:border-bottom="0.05pt solid #000000"/>
    </style:style>
    <style:style style:name="Tableau6.A2" style:family="table-cell">
      <style:table-cell-properties fo:padding="0.0382in" fo:border-left="0.05pt solid #000000" fo:border-right="none" fo:border-top="none" fo:border-bottom="0.05pt solid #000000"/>
    </style:style>
    <style:style style:name="Tableau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" style:family="table">
      <style:table-properties style:width="10.1181in" table:align="margins" style:may-break-between-rows="false"/>
    </style:style>
    <style:style style:name="Tableau7.A" style:family="table-column">
      <style:table-column-properties style:column-width="1.9583in" style:rel-column-width="12684*"/>
    </style:style>
    <style:style style:name="Tableau7.B" style:family="table-column">
      <style:table-column-properties style:column-width="0.7493in" style:rel-column-width="4853*"/>
    </style:style>
    <style:style style:name="Tableau7.C" style:family="table-column">
      <style:table-column-properties style:column-width="3.1563in" style:rel-column-width="20442*"/>
    </style:style>
    <style:style style:name="Tableau7.D" style:family="table-column">
      <style:table-column-properties style:column-width="4.2542in" style:rel-column-width="27556*"/>
    </style:style>
    <style:style style:name="Tableau7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" style:family="table">
      <style:table-properties style:width="10.1181in" table:align="margins" style:may-break-between-rows="false"/>
    </style:style>
    <style:style style:name="Tableau8.A" style:family="table-column">
      <style:table-column-properties style:column-width="2.3542in" style:rel-column-width="15247*"/>
    </style:style>
    <style:style style:name="Tableau8.B" style:family="table-column">
      <style:table-column-properties style:column-width="7.7639in" style:rel-column-width="50288*"/>
    </style:style>
    <style:style style:name="Tableau8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" style:family="table">
      <style:table-properties style:width="10.1181in" table:align="margins" style:may-break-between-rows="false"/>
    </style:style>
    <style:style style:name="Tableau12.A" style:family="table-column">
      <style:table-column-properties style:column-width="1.8465in" style:rel-column-width="11960*"/>
    </style:style>
    <style:style style:name="Tableau12.B" style:family="table-column">
      <style:table-column-properties style:column-width="1.6951in" style:rel-column-width="10979*"/>
    </style:style>
    <style:style style:name="Tableau12.C" style:family="table-column">
      <style:table-column-properties style:column-width="1.6979in" style:rel-column-width="10997*"/>
    </style:style>
    <style:style style:name="Tableau12.D" style:family="table-column">
      <style:table-column-properties style:column-width="1.6458in" style:rel-column-width="10660*"/>
    </style:style>
    <style:style style:name="Tableau12.E" style:family="table-column">
      <style:table-column-properties style:column-width="1.6563in" style:rel-column-width="10727*"/>
    </style:style>
    <style:style style:name="Tableau12.F" style:family="table-column">
      <style:table-column-properties style:column-width="1.5764in" style:rel-column-width="10212*"/>
    </style:style>
    <style:style style:name="Tableau1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382in" fo:border-left="0.05pt solid #000000" fo:border-right="none" fo:border-top="none" fo:border-bottom="0.05pt solid #000000"/>
    </style:style>
    <style:style style:name="Tableau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382in" fo:border-left="0.05pt solid #000000" fo:border-right="none" fo:border-top="none" fo:border-bottom="0.05pt solid #000000"/>
    </style:style>
    <style:style style:name="Tableau1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382in" fo:border-left="0.05pt solid #000000" fo:border-right="none" fo:border-top="none" fo:border-bottom="0.05pt solid #000000"/>
    </style:style>
    <style:style style:name="Tableau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" style:family="table">
      <style:table-properties style:width="10.1181in" table:align="margins" style:may-break-between-rows="false"/>
    </style:style>
    <style:style style:name="Tableau11.A" style:family="table-column">
      <style:table-column-properties style:column-width="2.5292in" style:rel-column-width="16383*"/>
    </style:style>
    <style:style style:name="Tableau11.B" style:family="table-column">
      <style:table-column-properties style:column-width="0.1479in" style:rel-column-width="960*"/>
    </style:style>
    <style:style style:name="Tableau11.C" style:family="table-column">
      <style:table-column-properties style:column-width="2.3813in" style:rel-column-width="15423*"/>
    </style:style>
    <style:style style:name="Tableau11.E" style:family="table-column">
      <style:table-column-properties style:column-width="2.5299in" style:rel-column-width="16386*"/>
    </style:style>
    <style:style style:name="Tableau11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382in" fo:border-left="0.05pt solid #000000" fo:border-right="none" fo:border-top="none" fo:border-bottom="0.05pt solid #000000"/>
    </style:style>
    <style:style style:name="Tableau11.B2" style:family="table-cell">
      <style:table-cell-properties fo:padding="0.0382in" fo:border-left="0.05pt solid #000000" fo:border-right="none" fo:border-top="none" fo:border-bottom="0.05pt solid #000000"/>
    </style:style>
    <style:style style:name="Tableau11.D2" style:family="table-cell">
      <style:table-cell-properties fo:padding="0.0382in" fo:border-left="0.05pt solid #000000" fo:border-right="none" fo:border-top="none" fo:border-bottom="0.05pt solid #000000"/>
    </style:style>
    <style:style style:name="Tableau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382in" fo:border="0.05pt solid #000000"/>
    </style:style>
    <style:style style:name="Tableau11.A4" style:family="table-cell">
      <style:table-cell-properties fo:padding="0.0382in" fo:border-left="0.05pt solid #000000" fo:border-right="none" fo:border-top="none" fo:border-bottom="0.05pt solid #000000"/>
    </style:style>
    <style:style style:name="Tableau11.B4" style:family="table-cell">
      <style:table-cell-properties fo:padding="0.0382in" fo:border-left="0.05pt solid #000000" fo:border-right="none" fo:border-top="none" fo:border-bottom="0.05pt solid #000000"/>
    </style:style>
    <style:style style:name="Tableau11.D4" style:family="table-cell">
      <style:table-cell-properties fo:padding="0.0382in" fo:border-left="0.05pt solid #000000" fo:border-right="none" fo:border-top="none" fo:border-bottom="0.05pt solid #000000"/>
    </style:style>
    <style:style style:name="Tableau1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1236in" fo:margin-left="0in" table:align="left" style:shadow="none" style:may-break-between-rows="false"/>
    </style:style>
    <style:style style:name="Table1.A" style:family="table-column">
      <style:table-column-properties style:column-width="10.123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1.2" style:family="table-row">
      <style:table-row-properties style:min-row-height="0.1236in" fo:keep-together="always"/>
    </style:style>
    <style:style style:name="Tab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403in" table:align="right" style:shadow="none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7.565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0.1236in" fo:margin-left="0in" table:align="left" style:shadow="none" style:may-break-between-rows="false"/>
    </style:style>
    <style:style style:name="Table5.A" style:family="table-column">
      <style:table-column-properties style:column-width="10.1236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5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3951in" table:align="right" style:shadow="none"/>
    </style:style>
    <style:style style:name="Table6.A" style:family="table-column">
      <style:table-column-properties style:column-width="1.8097in"/>
    </style:style>
    <style:style style:name="Table6.B" style:family="table-column">
      <style:table-column-properties style:column-width="7.5854in"/>
    </style:style>
    <style:style style:name="Table6.A1" style:family="table-cell">
      <style:table-cell-properties fo:padding="0.0382in" fo:border="none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34d9f7b" officeooo:paragraph-rsid="033ba49a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34d9f7b" officeooo:paragraph-rsid="034d9f7b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27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28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29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34d9f7b" officeooo:paragraph-rsid="034d9f7b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9.6043in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a0319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57454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65182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d9f7b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ee656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4e1f0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44ccc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4f04a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ad71b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afabad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50dbe6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aad71b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b668d4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8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9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paragraph-rsid="028813f8" style:font-size-asian="5.25pt" style:font-size-complex="6pt"/>
    </style:style>
    <style:style style:name="P9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b8021b" fo:background-color="transparent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18f2ee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b22a9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7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08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09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0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14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8e7ecd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a23047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in" fo:margin-right="0in" fo:line-height="100%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60edd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1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0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81ea67" fo:background-color="transparent" style:font-size-asian="8pt" style:font-weight-asian="normal" style:font-size-complex="8pt" style:font-weight-complex="normal"/>
    </style:style>
    <style:style style:name="P121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22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b8021b" fo:background-color="transparent" style:font-size-asian="8pt" style:font-weight-asian="normal" style:font-size-complex="8pt" style:font-weight-complex="normal"/>
    </style:style>
    <style:style style:name="P123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a2c753" fo:background-color="transparent" style:font-size-asian="8pt" style:font-weight-asian="normal" style:font-size-complex="8pt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25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26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34d9f7b" officeooo:paragraph-rsid="034d9f7b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34d9f7b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34d9f7b" officeooo:paragraph-rsid="034d9f7b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officeooo:rsid="034d9f7b" officeooo:paragraph-rsid="034d9f7b" style:font-size-asian="8pt" style:font-size-complex="8pt"/>
    </style:style>
    <style:style style:name="P148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aff128" style:font-size-asian="8pt" style:font-size-complex="8pt"/>
    </style:style>
    <style:style style:name="P149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51" style:family="paragraph" style:parent-style-name="Table_20_Contents">
      <style:text-properties style:font-name="Century Gothic" fo:font-size="8pt" fo:font-style="italic" fo:font-weight="bold" officeooo:rsid="034d9f7b" officeooo:paragraph-rsid="034d9f7b" fo:background-color="transparent" style:font-size-asian="8pt" style:font-style-asian="italic" style:font-weight-asian="bold" style:font-size-complex="8pt" style:font-style-complex="italic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1e3f5cf" officeooo:paragraph-rsid="034ee656" fo:background-color="transparent" style:font-size-asian="8pt" style:font-style-asian="italic" style:font-weight-asian="bold" style:font-size-complex="8pt" style:font-style-complex="italic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4d9f7b" officeooo:paragraph-rsid="034d9f7b" style:font-size-asian="8pt" style:font-style-asian="italic" style:font-weight-asian="normal" style:font-size-complex="8pt" style:font-style-complex="italic" style:font-weight-complex="normal"/>
    </style:style>
    <style:style style:name="P155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56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Century Gothic" fo:font-size="8pt" style:text-underline-style="none" fo:font-weight="bold" officeooo:rsid="034d9f7b" officeooo:paragraph-rsid="034d9f7b" fo:background-color="transparent" style:font-size-asian="8pt" style:font-weight-asian="bold" style:font-size-complex="8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text-align="justify" style:justify-single-word="false">
        <style:tab-stops>
          <style:tab-stop style:position="1.7717in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34ee656" officeooo:paragraph-rsid="034ee656" style:font-size-asian="7.84999990463257pt" style:font-weight-asian="bold" style:font-size-complex="9pt" style:font-weight-complex="bold"/>
    </style:style>
    <style:style style:name="P168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69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officeooo:rsid="00418da5" officeooo:paragraph-rsid="034d2de2" style:font-size-asian="9pt" style:font-size-complex="9pt"/>
    </style:style>
    <style:style style:name="P170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71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34d9f7b" officeooo:paragraph-rsid="034d9f7b" fo:background-color="transparent" style:font-size-asian="9pt" style:font-weight-asian="normal" style:font-size-complex="9pt" style:font-weight-complex="normal"/>
    </style:style>
    <style:style style:name="P172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bold" officeooo:rsid="00471d9c" officeooo:paragraph-rsid="034d9f7b" fo:background-color="transparent" style:font-size-asian="9pt" style:font-weight-asian="bold" style:font-size-complex="9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34d9f7b" officeooo:paragraph-rsid="034d9f7b" style:font-size-asian="11pt" style:font-weight-asian="bold" style:font-size-complex="11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style:font-size-asian="10pt" style:font-weight-asian="bold" style:font-size-complex="10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Century Gothic" fo:font-size="10pt" fo:font-weight="bold" officeooo:rsid="034d9f7b" officeooo:paragraph-rsid="034d9f7b" fo:background-color="transparent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3845a2f" fo:background-color="transparent" style:font-size-asian="9pt" style:font-weight-asian="normal" style:font-size-complex="9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385d432" fo:background-color="transparent" style:font-size-asian="9pt" style:font-weight-asian="normal" style:font-size-complex="9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3bcb7ba" fo:background-color="transparent" style:font-size-asian="9pt" style:font-weight-asian="normal" style:font-size-complex="9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45a2f" officeooo:paragraph-rsid="0385d432" fo:background-color="transparent" style:font-size-asian="8pt" style:font-weight-asian="bold" style:font-size-complex="8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45a2f" officeooo:paragraph-rsid="03bcb7ba" fo:background-color="transparent" style:font-size-asian="8pt" style:font-weight-asian="bold" style:font-size-complex="8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6550a" officeooo:paragraph-rsid="0386550a" fo:background-color="transparent" style:font-size-asian="8pt" style:font-weight-asian="bold" style:font-size-complex="8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bb2c43" officeooo:paragraph-rsid="03bb2c43" fo:background-color="transparent" style:font-size-asian="8pt" style:font-weight-asian="bold" style:font-size-complex="8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Century Gothic" fo:font-size="11pt" fo:font-weight="bold" officeooo:rsid="03bcb7ba" officeooo:paragraph-rsid="03bcb7ba" fo:background-color="transparent" style:font-size-asian="11pt" style:font-weight-asian="bold" style:font-size-complex="11pt" style:font-weight-complex="bold"/>
    </style:style>
    <style:style style:name="P19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45a2f" fo:background-color="transparent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5d432" fo:background-color="transparent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bcb7ba" fo:background-color="transparent" style:font-size-asian="8pt" style:font-weight-asian="normal" style:font-size-complex="8pt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bcb7b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34d2de2"/>
    </style:style>
    <style:style style:name="T7" style:family="text">
      <style:text-properties officeooo:rsid="016a9d57"/>
    </style:style>
    <style:style style:name="T8" style:family="text">
      <style:text-properties officeooo:rsid="014b4760"/>
    </style:style>
    <style:style style:name="T9" style:family="text">
      <style:text-properties officeooo:rsid="00855fd7"/>
    </style:style>
    <style:style style:name="T10" style:family="text">
      <style:text-properties officeooo:rsid="01abe46d"/>
    </style:style>
    <style:style style:name="T11" style:family="text">
      <style:text-properties officeooo:rsid="0062b7e6"/>
    </style:style>
    <style:style style:name="T12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3" style:family="text">
      <style:text-properties style:text-underline-style="none" officeooo:rsid="00471d9c" fo:background-color="transparent" loext:char-shading-value="0" style:font-size-asian="7.84999990463257pt"/>
    </style:style>
    <style:style style:name="T14" style:family="text">
      <style:text-properties style:font-size-asian="9pt"/>
    </style:style>
    <style:style style:name="T15" style:family="text">
      <style:text-properties officeooo:rsid="01e5a53f"/>
    </style:style>
    <style:style style:name="T16" style:family="text">
      <style:text-properties officeooo:rsid="00489114"/>
    </style:style>
    <style:style style:name="T17" style:family="text">
      <style:text-properties officeooo:rsid="004a7da7"/>
    </style:style>
    <style:style style:name="T18" style:family="text">
      <style:text-properties officeooo:rsid="00461090"/>
    </style:style>
    <style:style style:name="T19" style:family="text">
      <style:text-properties officeooo:rsid="00549a6a"/>
    </style:style>
    <style:style style:name="T20" style:family="text">
      <style:text-properties fo:font-size="9pt" officeooo:rsid="00549a6a" style:font-size-asian="9pt" style:font-size-complex="9pt"/>
    </style:style>
    <style:style style:name="T21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22" style:family="text">
      <style:text-properties officeooo:rsid="0295c65b"/>
    </style:style>
    <style:style style:name="T23" style:family="text">
      <style:text-properties officeooo:rsid="034d9f7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34d9f7b" style:font-weight-asian="bold" style:font-weight-complex="bold"/>
    </style:style>
    <style:style style:name="T26" style:family="text">
      <style:text-properties officeooo:rsid="034ee656"/>
    </style:style>
    <style:style style:name="T27" style:family="text">
      <style:text-properties fo:font-weight="normal" officeooo:rsid="00471d9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27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3">Contr<text:span text:style-name="T6">act</text:span> / <text:span text:style-name="T18">Product</text:span></text:p>
          </table:table-cell>
        </table:table-row>
        <table:table-row table:style-name="Tableau14.2">
          <table:table-cell table:style-name="Tableau14.A2" office:value-type="string">
            <text:p text:style-name="P165">Prod<text:span text:style-name="T6">uc</text:span>t :<text:tab/><text:span text:style-name="T13"><text:placeholder text:placeholder-type="text">&lt;contract.product.extra_data.get('nom_editique_produit') or contract.product.name&gt;</text:placeholder></text:span></text:p>
            <text:p text:style-name="P169"><text:span text:style-name="T6">Insurance manager</text:span> :<text:tab/><text:span text:style-name="T12"><text:placeholder text:placeholder-type="text">&lt;contract.create_uid.name&gt;</text:placeholder></text:span></text:p>
            <text:p text:style-name="P168"><text:span text:style-name="T6">Contract effective date</text:span>:<text:tab/><text:span text:style-name="T12"><text:placeholder text:placeholder-type="text">&lt;format_date(contract.start_date, Party.lang)&gt;</text:placeholder></text:span></text:p>
            <text:p text:style-name="P168"><text:span text:style-name="T6">Contract end date</text:span> :<text:tab/><text:span text:style-name="T12"><text:placeholder text:placeholder-type="text">&lt;format_date(contract.end_date, Party.lang) if contract.end_date else ""&gt;</text:placeholder></text:span></text:p>
            <text:p text:style-name="P170"/>
            <text:p text:style-name="P172"><text:span text:style-name="T23">Contract additional data</text:span> :</text:p>
            <text:p text:style-name="P95"><text:placeholder text:placeholder-type="text">&lt;if test="contract.extra_data_values"&gt;</text:placeholder></text:p>
            <text:p text:style-name="P85"><text:placeholder text:placeholder-type="text">&lt;for each="extra_data  in contract.extra_datas"&gt;</text:placeholder></text:p>
            <text:p text:style-name="P85"><text:placeholder text:placeholder-type="text">&lt;for each="extra_data_summary in extra_data.extra_data_summary.split("\n")"&gt;</text:placeholder></text:p>
            <text:p text:style-name="P86"><text:placeholder text:placeholder-type="text">&lt;extra_data_summary&gt;</text:placeholder></text:p>
            <text:p text:style-name="P87"><text:placeholder text:placeholder-type="text">&lt;/for&gt;</text:placeholder></text:p>
            <text:p text:style-name="P88"><text:placeholder text:placeholder-type="text">&lt;/for&gt;</text:placeholder></text:p>
            <text:p text:style-name="P96"><text:placeholder text:placeholder-type="text">&lt;/if&gt;</text:placeholder></text:p>
          </table:table-cell>
        </table:table-row>
      </table:table>
      <text:p text:style-name="P25"/>
      <text:p text:style-name="P103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76">Broker</text:p>
          </table:table-cell>
          <table:table-cell table:style-name="Tableau10.A1" table:number-columns-spanned="3" office:value-type="string">
            <text:p text:style-name="P160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48"><text:span text:style-name="T23">Name</text:span>: <text:span text:style-name="T12"><text:placeholder text:placeholder-type="text">&lt;contract.broker.party.name&gt;</text:placeholder></text:span><text:span text:style-name="T12"><text:s/></text:span><text:span text:style-name="T12"><text:placeholder text:placeholder-type="text">&lt;if test="getattr(contract,'agency',None)"&gt;</text:placeholder></text:span><text:span text:style-name="T12"><text:s/></text:span><text:span text:style-name="T12"><text:placeholder text:placeholder-type="text">&lt;if test="contract.agency.name!="""&gt;</text:placeholder></text:span><text:span text:style-name="T12"><text:s/>/ <text:s text:c="2"/></text:span><text:span text:style-name="T12"><text:placeholder text:placeholder-type="text">&lt;contract.agency.name&gt;</text:placeholder></text:span><text:span text:style-name="T12"><text:placeholder text:placeholder-type="text">&lt;/if&gt;</text:placeholder></text:span><text:span text:style-name="T12"><text:s/></text:span><text:span text:style-name="T12"><text:placeholder text:placeholder-type="text">&lt;if test="contract.agency.name=="""&gt;</text:placeholder></text:span><text:span text:style-name="T12"><text:s/></text:span><text:span text:style-name="T12"><text:placeholder text:placeholder-type="text">&lt;contract.agency.party.name&gt;</text:placeholder></text:span><text:span text:style-name="T12"><text:placeholder text:placeholder-type="text">&lt;/if&gt;</text:placeholder></text:span><text:span text:style-name="T12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42">C<text:span text:style-name="T8">ode : </text:span><text:span text:style-name="T12"><text:placeholder text:placeholder-type="text">&lt;contract.broker.code&gt;</text:placeholder></text:span></text:p>
          </table:table-cell>
          <table:table-cell table:style-name="Tableau10.D2" office:value-type="string">
            <text:p text:style-name="P142"><text:span text:style-name="T23">Commission plan : </text:span><text:span text:style-name="T12"><text:placeholder text:placeholder-type="text">&lt;contract.agent.plan.name&gt;</text:placeholder></text:span></text:p>
          </table:table-cell>
        </table:table-row>
      </table:table>
      <text:p text:style-name="P103"><text:placeholder text:placeholder-type="text">&lt;/if&gt;</text:placeholder></text:p>
      <text:p text:style-name="P2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34">S<text:span text:style-name="T23">ubscriber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45">Code</text:p>
          </table:table-cell>
          <table:table-cell table:style-name="Tableau5.A2" office:value-type="string">
            <text:p text:style-name="P145">N<text:span text:style-name="T23">ame</text:span></text:p>
          </table:table-cell>
          <table:table-cell table:style-name="Tableau5.A2" office:value-type="string">
            <text:p text:style-name="P147">Birth date</text:p>
          </table:table-cell>
          <table:table-cell table:style-name="Tableau5.D2" office:value-type="string">
            <text:p text:style-name="P147">address</text:p>
            <text:p text:style-name="P59"/>
          </table:table-cell>
        </table:table-row>
        <table:table-row table:style-name="Tableau5.1">
          <table:table-cell table:style-name="Tableau5.A3" office:value-type="string">
            <text:p text:style-name="P189"><text:placeholder text:placeholder-type="text">&lt;contract.subscriber.code&gt;</text:placeholder></text:p>
          </table:table-cell>
          <table:table-cell table:style-name="Tableau5.B3" office:value-type="string">
            <text:p text:style-name="P186"><text:placeholder text:placeholder-type="text">&lt;if test="contract.subscriber.is_person"&gt;</text:placeholder></text:p>
            <text:p text:style-name="P187"><text:placeholder text:placeholder-type="text">&lt;contract.subscriber.gender_string&gt;</text:placeholder><text:s/><text:placeholder text:placeholder-type="text">&lt;contract.subscriber.name&gt;</text:placeholder><text:s/><text:placeholder text:placeholder-type="text">&lt;contract.subscriber.first_name&gt;</text:placeholder></text:p>
            <text:p text:style-name="P187"><text:placeholder text:placeholder-type="text">&lt;/if&gt;</text:placeholder></text:p>
            <text:p text:style-name="P182"><text:span text:style-name="T5"><text:placeholder text:placeholder-type="text">&lt;if test="not contract.subscriber.is_person"&gt;</text:placeholder></text:span><text:span text:style-name="T5"><text:s/></text:span><text:span text:style-name="T5"><text:placeholder text:placeholder-type="text">&lt;contract.subscriber.full_name&gt;</text:placeholder></text:span><text:span text:style-name="T5"><text:placeholder text:placeholder-type="text">&lt;/if&gt;</text:placeholder></text:span></text:p>
            <text:p text:style-name="P188"/>
          </table:table-cell>
          <table:table-cell table:style-name="Tableau5.C3" office:value-type="string">
            <text:p text:style-name="P195"><text:placeholder text:placeholder-type="text">&lt;if test="contract.subscriber.birth_date"&gt;</text:placeholder></text:p>
            <text:p text:style-name="P195"><text:placeholder text:placeholder-type="text">&lt;format_date(contract.subscriber.birth_date, Party.lang)&gt;</text:placeholder></text:p>
            <text:p text:style-name="P195"><text:placeholder text:placeholder-type="text">&lt;/if&gt;</text:placeholder></text:p>
          </table:table-cell>
          <table:table-cell table:style-name="Tableau5.D2" office:value-type="string">
            <text:p text:style-name="P196"><text:placeholder text:placeholder-type="text">&lt;if test="contract.get_contract_address(contract.start_date).full_address"&gt;</text:placeholder></text:p>
            <text:p text:style-name="P196"><text:placeholder text:placeholder-type="text">&lt;for each="line in contract.get_contract_address(contract.start_date).full_address.split('\n')"&gt;</text:placeholder></text:p>
            <text:p text:style-name="P196"><text:placeholder text:placeholder-type="text">&lt;line&gt;</text:placeholder></text:p>
            <text:p text:style-name="P196"><text:placeholder text:placeholder-type="text">&lt;/for&gt;</text:placeholder></text:p>
            <text:p text:style-name="P196"><text:placeholder text:placeholder-type="text">&lt;/if&gt;</text:placeholder></text:p>
          </table:table-cell>
        </table:table-row>
      </table:table>
      <text:p text:style-name="P191"><text:span text:style-name="T27"><text:placeholder text:placeholder-type="text">&lt;if test="len(contract.subscriber.contact_mechanisms) &gt; 0"&gt;</text:placeholder></text:span></text:p>
      <text:p text:style-name="P191"><text:span text:style-name="T27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4">Contact Mechanisms</text:p>
          </table:table-cell>
        </table:table-row>
        <table:table-row table:style-name="Table1.2">
          <table:table-cell table:style-name="Table1.A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199"><text:placeholder text:placeholder-type="text">&lt;for each="contact in contract.subscriber.contact_mechanisms"&gt;</text:placeholder>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199"><text:span text:style-name="T24"><text:placeholder text:placeholder-type="text">&lt;contact.type_string&gt;</text:placeholder></text:span></text:p>
                </table:table-cell>
                <table:table-cell table:style-name="Table4.A1" office:value-type="string">
                  <text:p text:style-name="P199"><text:placeholder text:placeholder-type="text">&lt;contact.value&gt;</text:placeholder></text:p>
                </table:table-cell>
              </table:table-row>
              <table:table-row>
                <table:table-cell table:style-name="Table4.A1" table:number-columns-spanned="2" office:value-type="string">
                  <text:p text:style-name="P199"><text:placeholder text:placeholder-type="text">&lt;/for&gt;</text:placeholder></text:p>
                </table:table-cell>
                <table:covered-table-cell/>
              </table:table-row>
            </table:table>
            <text:p text:style-name="P200"/>
          </table:table-cell>
        </table:table-row>
      </table:table>
      <text:p text:style-name="P185"><text:span text:style-name="T5"><text:placeholder text:placeholder-type="text">&lt;/if&gt;</text:placeholder></text:span></text:p>
      <text:p text:style-name="P191"><text:span text:style-name="T27"><text:placeholder text:placeholder-type="text">&lt;if test="len(contract.subscriber.identifiers) &gt; 0"&gt;</text:placeholder></text:span></text:p>
      <text:p text:style-name="P191"><text:span text:style-name="T27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4">Identifiers</text:p>
          </table:table-cell>
        </table:table-row>
        <table:table-row table:style-name="Table5.1">
          <table:table-cell table:style-name="Table5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199"><text:placeholder text:placeholder-type="text">&lt;for each="identifier in contract.subscriber.identifiers"&gt;</text:placeholder></text:p>
                </table:table-cell>
                <table:covered-table-cell/>
              </table:table-row>
              <table:table-row>
                <table:table-cell table:style-name="Table6.A1" office:value-type="string">
                  <text:p text:style-name="P199"><text:span text:style-name="T24"><text:placeholder text:placeholder-type="text">&lt;identifier.type&gt;</text:placeholder></text:span></text:p>
                </table:table-cell>
                <table:table-cell table:style-name="Table6.A1" office:value-type="string">
                  <text:p text:style-name="P199"><text:placeholder text:placeholder-type="text">&lt;identifier.code&gt;</text:placeholder></text:p>
                </table:table-cell>
              </table:table-row>
              <table:table-row>
                <table:table-cell table:style-name="Table6.A1" table:number-columns-spanned="2" office:value-type="string">
                  <text:p text:style-name="P199"><text:placeholder text:placeholder-type="text">&lt;/for&gt;</text:placeholder></text:p>
                </table:table-cell>
                <table:covered-table-cell/>
              </table:table-row>
            </table:table>
            <text:p text:style-name="P200"/>
          </table:table-cell>
        </table:table-row>
      </table:table>
      <text:p text:style-name="P185"><text:span text:style-name="T5"><text:placeholder text:placeholder-type="text">&lt;/if&gt;</text:placeholder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ext:soft-page-break/>
        <table:table-row table:style-name="Tableau1.1">
          <table:table-cell table:style-name="Tableau1.A1" table:number-columns-spanned="6" office:value-type="string">
            <text:p text:style-name="P35">Covered el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43">Code</text:p>
          </table:table-cell>
          <table:table-cell table:style-name="Tableau1.A2" office:value-type="string">
            <text:p text:style-name="P143">N<text:span text:style-name="T23">ame</text:span></text:p>
          </table:table-cell>
          <table:table-cell table:style-name="Tableau1.A2" office:value-type="string">
            <text:p text:style-name="P147">Birth date</text:p>
          </table:table-cell>
          <table:table-cell table:style-name="Tableau1.A2" office:value-type="string">
            <text:p text:style-name="P144">Ad<text:span text:style-name="T23">d</text:span>ress</text:p>
          </table:table-cell>
          <table:table-cell table:style-name="Tableau1.A2" office:value-type="string">
            <text:p text:style-name="P171">additional data</text:p>
          </table:table-cell>
          <table:table-cell table:style-name="Tableau1.F2" office:value-type="string">
            <text:p text:style-name="P146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1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0"><text:placeholder text:placeholder-type="text">&lt;covered_element.party.code&gt;</text:placeholder></text:p>
          </table:table-cell>
          <table:table-cell table:style-name="Tableau1.B4" office:value-type="string">
            <text:p text:style-name="P9"><text:placeholder text:placeholder-type="text">&lt;covered_element.party.gender_string&gt;</text:placeholder><text:s/><text:placeholder text:placeholder-type="text">&lt;covered_element.party.name&gt;</text:placeholder><text:s/><text:placeholder text:placeholder-type="text">&lt;covered_element.party.first_name&gt;</text:placeholder></text:p>
          </table:table-cell>
          <table:table-cell table:style-name="Tableau1.C4" office:value-type="string">
            <text:p text:style-name="P10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2"><text:placeholder text:placeholder-type="text">&lt;for each="contact in contract.get_contacts(date=contract.start_date,type_='covered_party')"&gt;</text:placeholder></text:p>
            <text:p text:style-name="P52"><text:placeholder text:placeholder-type="text">&lt;if test="contact.address and contact.party == covered_element.party"&gt;</text:placeholder></text:p>
            <text:p text:style-name="P52"><text:placeholder text:placeholder-type="text">&lt;for each="line in contact.address.full_address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  <text:p text:style-name="P52"><text:placeholder text:placeholder-type="text">&lt;/if&gt;</text:placeholder></text:p>
            <text:p text:style-name="P52"><text:placeholder text:placeholder-type="text">&lt;/for&gt;</text:placeholder></text:p>
          </table:table-cell>
          <table:table-cell table:style-name="Tableau1.E4" office:value-type="string">
            <text:p text:style-name="P77"><text:placeholder text:placeholder-type="text">&lt;if test="covered_element.current_extra_data_string.values"&gt;</text:placeholder></text:p>
            <text:p text:style-name="P77"><text:placeholder text:placeholder-type="text">&lt;for each="(cle,value) in covered_element.current_extra_data_string.items()"&gt;</text:placeholder></text:p>
            <text:p text:style-name="P78"><text:placeholder text:placeholder-type="text">&lt;cle&gt;</text:placeholder> : <text:placeholder text:placeholder-type="text">&lt;value&gt;</text:placeholder></text:p>
            <text:p text:style-name="P51"><text:placeholder text:placeholder-type="text">&lt;/for&gt;</text:placeholder></text:p>
            <text:p text:style-name="P51"><text:placeholder text:placeholder-type="text">&lt;/if&gt;</text:placeholder></text:p>
          </table:table-cell>
          <table:table-cell table:style-name="Tableau1.F4" office:value-type="string">
            <text:p text:style-name="P77"><text:placeholder text:placeholder-type="text">&lt;for each="relation in covered_element.party.relations"&gt;</text:placeholder></text:p>
            <text:p text:style-name="P77"><text:placeholder text:placeholder-type="text">&lt;relation.rec_name&gt;</text:placeholder></text:p>
            <text:p text:style-name="P51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columns-spanned="7" office:value-type="string">
            <text:p text:style-name="P35">Bill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57"/>
            <text:p text:style-name="P158">Billing mode</text:p>
          </table:table-cell>
          <table:table-cell table:style-name="Tableau2.B2" office:value-type="string">
            <text:p text:style-name="P157"/>
            <text:p text:style-name="P157">Payer</text:p>
          </table:table-cell>
          <table:table-cell table:style-name="Tableau2.C2" table:number-columns-spanned="3" office:value-type="string">
            <text:p text:style-name="P60"/>
            <text:p text:style-name="P137">Billing information</text:p>
          </table:table-cell>
          <table:covered-table-cell/>
          <table:covered-table-cell/>
          <table:table-cell table:style-name="Tableau2.F2" table:number-columns-spanned="2" office:value-type="string">
            <text:p text:style-name="P60"/>
            <text:p text:style-name="P136">SEPA <text:span text:style-name="T23">mandat</text:span>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1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2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53">Ban<text:span text:style-name="T23">k</text:span></text:p>
          </table:table-cell>
          <table:table-cell table:style-name="Tableau2.D3" office:value-type="string">
            <text:p text:style-name="P153">BIC</text:p>
          </table:table-cell>
          <table:table-cell table:style-name="Tableau2.E3" office:value-type="string">
            <text:p text:style-name="P153">IBAN</text:p>
          </table:table-cell>
          <table:table-cell table:style-name="Tableau2.F3" office:value-type="string">
            <text:p text:style-name="P154">State</text:p>
          </table:table-cell>
          <table:table-cell table:style-name="Tableau2.G3" office:value-type="string">
            <text:p text:style-name="P154">Debit day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0"><text:placeholder text:placeholder-type="text">&lt;if test="bool(contract.billing_information.billing_mode.direct_debit)"&gt;</text:placeholder></text:p>
            <text:p text:style-name="P46"><text:s/><text:placeholder text:placeholder-type="text">&lt;if test="contract.billing_information.direct_debit_account"&gt;</text:placeholder></text:p>
            <text:p text:style-name="P45"><text:placeholder text:placeholder-type="text">&lt;contract.billing_information.direct_debit_account.bank.party.name&gt;</text:placeholder></text:p>
            <text:p text:style-name="P45"><text:placeholder text:placeholder-type="text">&lt;/if&gt;</text:placeholder></text:p>
            <text:p text:style-name="P46"><text:placeholder text:placeholder-type="text">&lt;/if&gt;</text:placeholder></text:p>
          </table:table-cell>
          <table:table-cell table:style-name="Tableau2.D4" office:value-type="string">
            <text:p text:style-name="P80"><text:placeholder text:placeholder-type="text">&lt;if test="bool(contract.billing_information.billing_mode.direct_debit)"&gt;</text:placeholder></text:p>
            <text:p text:style-name="P69"><text:placeholder text:placeholder-type="text">&lt;if test="contract.billing_information.direct_debit_account"&gt;</text:placeholder></text:p>
            <text:p text:style-name="P69"><text:placeholder text:placeholder-type="text">&lt;contract.billing_information.direct_debit_account.bank.bic&gt;</text:placeholder></text:p>
            <text:p text:style-name="P69"><text:placeholder text:placeholder-type="text">&lt;/if&gt;</text:placeholder></text:p>
            <text:p text:style-name="P70"><text:placeholder text:placeholder-type="text">&lt;/if&gt;</text:placeholder></text:p>
          </table:table-cell>
          <table:table-cell table:style-name="Tableau2.E4" office:value-type="string">
            <text:p text:style-name="P80"><text:placeholder text:placeholder-type="text">&lt;if test="bool(contract.billing_information.billing_mode.direct_debit)"&gt;</text:placeholder></text:p>
            <text:p text:style-name="P69"><text:placeholder text:placeholder-type="text">&lt;if test="contract.billing_information.direct_debit_account"&gt;</text:placeholder></text:p>
            <text:p text:style-name="P69"><text:placeholder text:placeholder-type="text">&lt;contract.billing_information.direct_debit_account.number&gt;</text:placeholder></text:p>
            <text:p text:style-name="P69"><text:placeholder text:placeholder-type="text">&lt;/if&gt;</text:placeholder></text:p>
            <text:p text:style-name="P70"><text:placeholder text:placeholder-type="text">&lt;/if&gt;</text:placeholder></text:p>
          </table:table-cell>
          <table:table-cell table:style-name="Tableau2.F4" office:value-type="string">
            <text:p text:style-name="P80"><text:placeholder text:placeholder-type="text">&lt;if test="bool(contract.billing_information.billing_mode.direct_debit)"&gt;</text:placeholder></text:p>
            <text:p text:style-name="P79"><text:placeholder text:placeholder-type="text">&lt;if test="contract.billing_information.sepa_mandate"&gt;</text:placeholder></text:p>
            <text:p text:style-name="P71"><text:placeholder text:placeholder-type="text">&lt;contract.billing_information.sepa_mandate.state&gt;</text:placeholder></text:p>
            <text:p text:style-name="P48"><text:placeholder text:placeholder-type="text">&lt;/if&gt;</text:placeholder></text:p>
            <text:p text:style-name="P49"><text:placeholder text:placeholder-type="text">&lt;/if&gt;</text:placeholder></text:p>
          </table:table-cell>
          <table:table-cell table:style-name="Tableau2.G4" office:value-type="string">
            <text:p text:style-name="P80"><text:placeholder text:placeholder-type="text">&lt;if test="bool(contract.billing_information.billing_mode.direct_debit)"&gt;</text:placeholder></text:p>
            <text:p text:style-name="P45"><text:placeholder text:placeholder-type="text">&lt;contract.billing_information.direct_debit_day&gt;</text:placeholder></text:p>
            <text:p text:style-name="P50"><text:placeholder text:placeholder-type="text">&lt;/if&gt;</text:placeholder></text:p>
          </table:table-cell>
        </table:table-row>
      </table:table>
      <text:p text:style-name="P178"/>
      <text:p text:style-name="P179">Premium</text:p>
      <text:p text:style-name="P99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77">Premium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50">Start date</text:p>
          </table:table-cell>
          <table:table-cell table:style-name="Tableau15.A2" office:value-type="string">
            <text:p text:style-name="P150">End date</text:p>
          </table:table-cell>
          <table:table-cell table:style-name="Tableau15.A2" office:value-type="string">
            <text:p text:style-name="P22"><text:span text:style-name="T23">Amount H</text:span>T</text:p>
          </table:table-cell>
          <table:table-cell table:style-name="Tableau15.A2" office:value-type="string">
            <text:p text:style-name="P22">Tax</text:p>
          </table:table-cell>
          <table:table-cell table:style-name="Tableau15.A2" office:value-type="string">
            <text:p text:style-name="P22">Fr<text:span text:style-name="T23">ee</text:span></text:p>
          </table:table-cell>
          <table:table-cell table:style-name="Tableau15.F2" office:value-type="string">
            <text:p text:style-name="P23">Total</text:p>
          </table:table-cell>
        </table:table-row>
        <text:soft-page-break/>
        <table:table-row>
          <table:table-cell table:style-name="Tableau15.F2" table:number-columns-spanned="6" office:value-type="string">
            <text:p text:style-name="P108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7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17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17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17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17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17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18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0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55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55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55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55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55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56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0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80"><text:placeholder text:placeholder-type="text">&lt;if test="contract.total_premium_amount"&gt;</text:placeholder></text:p>
            <text:p text:style-name="P36"><text:span text:style-name="T19">T</text:span><text:span text:style-name="T20">otal des primes, taxes et frais inclus :</text:span><text:span text:style-name="T21"><text:placeholder text:placeholder-type="text">&lt;format_currency(contract.total_premium_amount, Party.lang, contract.currency)&gt;</text:placeholder></text:span></text:p>
            <text:p text:style-name="P1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9"><text:placeholder text:placeholder-type="text">&lt;/if&gt;</text:placeholder></text:p>
      <text:p text:style-name="P100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77">Premium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0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09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51">Covered element</text:p>
          </table:table-cell>
          <table:table-cell table:style-name="Tableau16.A4" office:value-type="string">
            <text:p text:style-name="P151">Option</text:p>
          </table:table-cell>
          <table:table-cell table:style-name="Tableau16.A4" office:value-type="string">
            <text:p text:style-name="P151">Coverage end date</text:p>
          </table:table-cell>
          <table:table-cell table:style-name="Tableau16.A4" office:value-type="string">
            <text:p text:style-name="P149"><text:span text:style-name="T23">Amount</text:span> HT</text:p>
          </table:table-cell>
          <table:table-cell table:style-name="Tableau16.A4" office:value-type="string">
            <text:p text:style-name="P149"><text:span text:style-name="T23">Amount</text:span> TTC</text:p>
          </table:table-cell>
          <table:table-cell table:style-name="Tableau16.A4" office:value-type="string">
            <text:p text:style-name="P152"><text:span text:style-name="T23">Discount</text:span> / <text:span text:style-name="T23">increase</text:span></text:p>
          </table:table-cell>
          <table:table-cell table:style-name="Tableau16.G4" office:value-type="string">
            <text:p text:style-name="P135">Exclusion</text:p>
          </table:table-cell>
        </table:table-row>
        <table:table-row>
          <table:table-cell table:style-name="Tableau16.A2" table:number-columns-spanned="7" office:value-type="string">
            <text:p text:style-name="P113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5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6.A2" table:number-columns-spanned="7" office:value-type="string">
            <text:p text:style-name="P112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09"><text:placeholder text:placeholder-type="text">&lt;if test="line.covered_element"&gt;</text:placeholder></text:p>
            <text:p text:style-name="P109"><text:placeholder text:placeholder-type="text">&lt;line.covered_element.rec_name&gt;</text:placeholder></text:p>
            <text:p text:style-name="P109"><text:placeholder text:placeholder-type="text">&lt;/if&gt;</text:placeholder></text:p>
          </table:table-cell>
          <table:table-cell table:style-name="Tableau16.A8" office:value-type="string">
            <text:p text:style-name="P111"><text:placeholder text:placeholder-type="text">&lt;if test="line.description"&gt;</text:placeholder></text:p>
            <text:p text:style-name="P111"><text:placeholder text:placeholder-type="text">&lt;line.description&gt;</text:placeholder></text:p>
            <text:p text:style-name="P92"><text:placeholder text:placeholder-type="text">&lt;/if&gt;</text:placeholder></text:p>
          </table:table-cell>
          <table:table-cell table:style-name="Tableau16.A8" office:value-type="string">
            <text:p text:style-name="P111"><text:placeholder text:placeholder-type="text">&lt;if test="line.coverage_end"&gt;</text:placeholder></text:p>
            <text:p text:style-name="P111"><text:placeholder text:placeholder-type="text">&lt;line.coverage_end&gt;</text:placeholder></text:p>
            <text:p text:style-name="P92"><text:placeholder text:placeholder-type="text">&lt;/if&gt;</text:placeholder></text:p>
          </table:table-cell>
          <table:table-cell table:style-name="Tableau16.A8" office:value-type="string">
            <text:p text:style-name="P112"><text:placeholder text:placeholder-type="text">&lt;if test="line.amount"&gt;</text:placeholder></text:p>
            <text:p text:style-name="P97"><text:placeholder text:placeholder-type="text">&lt;format_currency(line.amount, Party.lang, contract.currency)&gt;</text:placeholder></text:p>
            <text:p text:style-name="P112"/>
            <text:p text:style-name="P93"><text:placeholder text:placeholder-type="text">&lt;/if&gt;</text:placeholder></text:p>
          </table:table-cell>
          <table:table-cell table:style-name="Tableau16.A8" office:value-type="string">
            <text:p text:style-name="P116"><text:placeholder text:placeholder-type="text">&lt;if test="line.taxes"&gt;</text:placeholder></text:p>
            <text:p text:style-name="P120"><text:placeholder text:placeholder-type="text">&lt;setVar('sum_tax',0)&gt;</text:placeholder></text:p>
            <text:p text:style-name="P121"><text:placeholder text:placeholder-type="text">&lt;setVar('total',line.amount)&gt;</text:placeholder></text:p>
            <text:p text:style-name="P121"><text:placeholder text:placeholder-type="text">&lt;for each="taxe in line.taxes"&gt;</text:placeholder><text:s/></text:p>
            <text:p text:style-name="P121"><text:placeholder text:placeholder-type="text">&lt;setVar('sum_tax',(taxe.rate*line.amount))&gt;</text:placeholder></text:p>
            <text:p text:style-name="P121"><text:placeholder text:placeholder-type="text">&lt;setVar('total',getVar('sum_tax')+getVar('total'))&gt;</text:placeholder></text:p>
            <text:p text:style-name="P121"><text:placeholder text:placeholder-type="text">&lt;/for&gt;</text:placeholder></text:p>
            <text:p text:style-name="P123"><text:placeholder text:placeholder-type="text">&lt;format_currency(getVar('total'), Party.lang, contract.currency)&gt;</text:placeholder></text:p>
            <text:p text:style-name="P120"><text:placeholder text:placeholder-type="text">&lt;/if&gt;</text:placeholder></text:p>
            <text:p text:style-name="P122"><text:placeholder text:placeholder-type="text">&lt;if test="not line.taxes"&gt;</text:placeholder></text:p>
            <text:p text:style-name="P98"><text:placeholder text:placeholder-type="text">&lt;format_currency(line.amount, Party.lang, contract.currency)&gt;</text:placeholder></text:p>
            <text:p text:style-name="P122"><text:placeholder text:placeholder-type="text">&lt;/if&gt;</text:placeholder></text:p>
          </table:table-cell>
          <table:table-cell table:style-name="Tableau16.A8" office:value-type="string">
            <text:p text:style-name="P66"><text:placeholder text:placeholder-type="text">&lt;if test="getattr(line.detail.option,'extra_premiums',None)"&gt;</text:placeholder></text:p>
            <text:p text:style-name="P66"><text:placeholder text:placeholder-type="text">&lt;for each="surprime in line.detail.option.extra_premiums"&gt;</text:placeholder></text:p>
            <text:p text:style-name="P66"><text:placeholder text:placeholder-type="text">&lt;if test="surprime.is_discount"&gt;</text:placeholder><text:span text:style-name="T23">Discount: </text:span><text:placeholder text:placeholder-type="text">&lt;surprime.rec_name&gt;</text:placeholder><text:s/>- <text:placeholder text:placeholder-type="text">&lt;surprime.motive.rec_name&gt;</text:placeholder></text:p>
            <text:p text:style-name="P66"><text:placeholder text:placeholder-type="text">&lt;if test="surprime.end_date"&gt;</text:placeholder><text:s/>- <text:span text:style-name="T23">until : </text:span><text:placeholder text:placeholder-type="text">&lt;surprime.end_date&gt;</text:placeholder></text:p>
            <text:p text:style-name="P66"><text:placeholder text:placeholder-type="text">&lt;/if&gt;</text:placeholder></text:p>
            <text:p text:style-name="P66"><text:placeholder text:placeholder-type="text">&lt;/if&gt;</text:placeholder></text:p>
            <text:p text:style-name="P66"><text:placeholder text:placeholder-type="text">&lt;if test="not surprime.is_discount"&gt;</text:placeholder><text:span text:style-name="T23">increase</text:span><text:span text:style-name="T25"> </text:span><text:span text:style-name="T15">: </text:span><text:placeholder text:placeholder-type="text">&lt;surprime.rec_name&gt;</text:placeholder><text:s/>- <text:placeholder text:placeholder-type="text">&lt;surprime.motive.rec_name&gt;</text:placeholder></text:p>
            <text:p text:style-name="P66"><text:placeholder text:placeholder-type="text">&lt;if test="surprime.end_date"&gt;</text:placeholder><text:s/>- <text:span text:style-name="T23">until : </text:span><text:placeholder text:placeholder-type="text">&lt;surprime.end_date&gt;</text:placeholder></text:p>
            <text:p text:style-name="P66"><text:placeholder text:placeholder-type="text">&lt;/if&gt;</text:placeholder></text:p>
            <text:p text:style-name="P66"><text:placeholder text:placeholder-type="text">&lt;/if&gt;</text:placeholder></text:p>
            <text:p text:style-name="P66"><text:placeholder text:placeholder-type="text">&lt;/for&gt;</text:placeholder></text:p>
            <text:p text:style-name="P66"><text:placeholder text:placeholder-type="text">&lt;/if&gt;</text:placeholder></text:p>
          </table:table-cell>
          <table:table-cell table:style-name="Tableau16.A2" office:value-type="string">
            <text:p text:style-name="P67"><text:placeholder text:placeholder-type="text">&lt;if test="getattr(line.detail.option,'exclusions',None)"&gt;</text:placeholder></text:p>
            <text:p text:style-name="P67"><text:placeholder text:placeholder-type="text">&lt;for each="exclusion in line.detail.option.exclusions"&gt;</text:placeholder></text:p>
            <text:p text:style-name="P67"><text:span text:style-name="T17">Exclusion : </text:span><text:placeholder text:placeholder-type="text">&lt;exclusion.code&gt;</text:placeholder></text:p>
            <text:p text:style-name="P65"><text:placeholder text:placeholder-type="text">&lt;/for&gt;</text:placeholder></text:p>
            <text:p text:style-name="P68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0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0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0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><text:placeholder text:placeholder-type="text">&lt;/if&gt;</text:placeholder></text:p>
      <text:p text:style-name="P101"><text:placeholder text:placeholder-type="text">&lt;if test="getattr(contract,'used_loans',None)"&gt;</text:placeholder></text:p>
      <text:p text:style-name="P53"><text:soft-page-break/><text:placeholder text:placeholder-type="text">&lt;choose&gt;</text:placeholder></text:p>
      <text:p text:style-name="P53"><text:placeholder text:placeholder-type="text">&lt;when test="len(contract.used_loans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 table:style-name="Tableau3.1">
          <table:table-cell table:style-name="Tableau3.A1" table:number-columns-spanned="3" office:value-type="string">
            <text:p text:style-name="P30">L<text:span text:style-name="T23">oans</text:span>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18">N<text:span text:style-name="T9">°</text:span></text:p>
          </table:table-cell>
          <table:table-cell table:style-name="Tableau3.A2" table:number-rows-spanned="2" office:value-type="string">
            <text:p text:style-name="P20">Type</text:p>
          </table:table-cell>
          <table:table-cell table:style-name="Tableau3.A2" table:number-rows-spanned="2" table:number-columns-spanned="2" office:value-type="string">
            <text:p text:style-name="P131">Capital</text:p>
          </table:table-cell>
          <table:covered-table-cell/>
          <table:table-cell table:style-name="Tableau3.A2" table:number-rows-spanned="2" office:value-type="string">
            <text:p text:style-name="P131">Dur<text:span text:style-name="T23">ation</text:span></text:p>
          </table:table-cell>
          <table:table-cell table:style-name="Tableau3.F2" table:number-columns-spanned="3" office:value-type="string">
            <text:p text:style-name="P137">Increments</text:p>
          </table:table-cell>
          <table:covered-table-cell/>
          <table:covered-table-cell/>
          <table:table-cell table:style-name="Tableau3.I2" table:number-rows-spanned="2" office:value-type="string">
            <text:p text:style-name="P137">Deferral durantion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41">Amount</text:p>
          </table:table-cell>
          <table:table-cell table:style-name="Tableau3.A2" office:value-type="string">
            <text:p text:style-name="P140">Dur<text:span text:style-name="T23">ation</text:span></text:p>
          </table:table-cell>
          <table:table-cell table:style-name="Tableau3.A2" office:value-type="string">
            <text:p text:style-name="P141">Rate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3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38"><text:placeholder text:placeholder-type="text">&lt;pret.order&gt;</text:placeholder></text:p>
          </table:table-cell>
          <table:table-cell table:style-name="Tableau3.B5" office:value-type="string">
            <text:p text:style-name="P38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38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38"><text:placeholder text:placeholder-type="text">&lt;pret.duration&gt;</text:placeholder><text:s/><text:span text:style-name="T14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38"><text:placeholder text:placeholder-type="text">&lt;for each="increment in pret.increments"&gt;</text:placeholder></text:p>
            <text:p text:style-name="P38"><text:placeholder text:placeholder-type="text">&lt;format_currency(increment.payment_amount, Party.lang, pret.currency)&gt;</text:placeholder></text:p>
            <text:p text:style-name="P38"><text:placeholder text:placeholder-type="text">&lt;/for&gt;</text:placeholder></text:p>
          </table:table-cell>
          <table:table-cell table:style-name="Tableau3.G5" office:value-type="string">
            <text:p text:style-name="P38"><text:placeholder text:placeholder-type="text">&lt;for each="increment in pret.increments"&gt;</text:placeholder></text:p>
            <text:p text:style-name="P38"><text:placeholder text:placeholder-type="text">&lt;increment.number_of_payments&gt;</text:placeholder></text:p>
            <text:p text:style-name="P38"><text:placeholder text:placeholder-type="text">&lt;/for&gt;</text:placeholder></text:p>
          </table:table-cell>
          <table:table-cell table:style-name="Tableau3.H5" office:value-type="string">
            <text:p text:style-name="P38"><text:placeholder text:placeholder-type="text">&lt;for each="increment in pret.increments"&gt;</text:placeholder></text:p>
            <text:p text:style-name="P38"><text:placeholder text:placeholder-type="text">&lt;format_number(increment.rate * 100, Party.lang)&gt;</text:placeholder> %</text:p>
            <text:p text:style-name="P38"><text:placeholder text:placeholder-type="text">&lt;/for&gt;</text:placeholder></text:p>
          </table:table-cell>
          <table:table-cell table:style-name="Tableau3.I5" office:value-type="string">
            <text:p text:style-name="P38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1">List <text:span text:style-name="T23">of coverage options per loan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19">L<text:span text:style-name="T23">oan order</text:span></text:p>
          </table:table-cell>
          <table:table-cell table:style-name="Tableau4.A2" table:number-rows-spanned="2" office:value-type="string">
            <text:p text:style-name="P21"><text:span text:style-name="T23">C</text:span>ouver<text:span text:style-name="T23">ed element</text:span></text:p>
          </table:table-cell>
          <table:table-cell table:style-name="Tableau4.A2" table:number-rows-spanned="2" office:value-type="string">
            <text:p text:style-name="P137">Option</text:p>
          </table:table-cell>
          <table:table-cell table:style-name="Tableau4.D2" table:number-columns-spanned="4" office:value-type="string">
            <text:p text:style-name="P130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37">End date</text:p>
          </table:table-cell>
          <table:table-cell table:style-name="Tableau4.I2" table:number-rows-spanned="2" office:value-type="string">
            <text:p text:style-name="P138"><text:span text:style-name="T23">Discount</text:span> / <text:span text:style-name="T23">increase</text:span> / <text:span text:style-name="T16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39">Quoti<text:span text:style-name="T23">te</text:span></text:p>
          </table:table-cell>
          <table:table-cell table:style-name="Tableau4.E3" table:number-columns-spanned="2" office:value-type="string">
            <text:p text:style-name="P141">Insured amount</text:p>
          </table:table-cell>
          <table:covered-table-cell/>
          <table:table-cell table:style-name="Tableau4.G3" office:value-type="string">
            <text:p text:style-name="P141">Loan amount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73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54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74"><text:placeholder text:placeholder-type="text">&lt;quotite.loan.order&gt;</text:placeholder></text:p>
          </table:table-cell>
          <table:table-cell table:style-name="Tableau4.B6" office:value-type="string">
            <text:p text:style-name="P75"><text:placeholder text:placeholder-type="text">&lt;quotite.person.full_name&gt;</text:placeholder></text:p>
          </table:table-cell>
          <table:table-cell table:style-name="Tableau4.C6" office:value-type="string">
            <text:p text:style-name="P39"><text:placeholder text:placeholder-type="text">&lt;quotite.option.coverage.rec_name&gt;</text:placeholder><text:span text:style-name="T11"><text:placeholder text:placeholder-type="text">&lt;for each="(key,value) in quotite.option.current_extra_data_string.items()"&gt;</text:placeholder></text:span><text:span text:style-name="T11"><text:placeholder text:placeholder-type="text">&lt;if test="key.startswith("franchise")"&gt;</text:placeholder></text:span><text:span text:style-name="T11"><text:s/></text:span><text:span text:style-name="T11"><text:placeholder text:placeholder-type="text">&lt;value&gt;</text:placeholder></text:span><text:span text:style-name="T11"><text:placeholder text:placeholder-type="text">&lt;/if&gt;</text:placeholder></text:span><text:span text:style-name="T11"><text:placeholder text:placeholder-type="text">&lt;if test="key.startswith("rachat") and value == True"&gt;</text:placeholder></text:span><text:span text:style-name="T11"><text:s/>Rachat exclusions</text:span><text:span text:style-name="T11"><text:placeholder text:placeholder-type="text">&lt;/if&gt;</text:placeholder></text:span><text:span text:style-name="T11"><text:placeholder text:placeholder-type="text">&lt;/for&gt;</text:placeholder></text:span></text:p>
          </table:table-cell>
          <table:table-cell table:style-name="Tableau4.D6" office:value-type="string">
            <text:p text:style-name="P76"><text:placeholder text:placeholder-type="text">&lt;"%.2f %%" % (quotite.share * 100)&gt;</text:placeholder></text:p>
            <text:p text:style-name="P44"/>
          </table:table-cell>
          <table:table-cell table:style-name="Tableau4.E6" table:number-columns-spanned="2" office:value-type="string">
            <text:p text:style-name="P39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44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39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54"><text:placeholder text:placeholder-type="text">&lt;for each="surprime in quotite.option.extra_premiums"&gt;</text:placeholder></text:p>
            <text:p text:style-name="P63"><text:placeholder text:placeholder-type="text">&lt;if test="surprime.is_discount"&gt;</text:placeholder><text:span text:style-name="T23">Discount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3">increase</text:span><text:span text:style-name="T25"> </text:span><text:span text:style-name="T15">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3">until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54"><text:placeholder text:placeholder-type="text">&lt;/for&gt;</text:placeholder></text:p>
            <text:p text:style-name="P54"><text:placeholder text:placeholder-type="text">&lt;for each="exclusion in quotite.option.exclusions"&gt;</text:placeholder></text:p>
            <text:p text:style-name="P54"><text:span text:style-name="T17">Exclusion : </text:span><text:placeholder text:placeholder-type="text">&lt;exclusion.code&gt;</text:placeholder></text:p>
            <text:p text:style-name="P54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5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><text:placeholder text:placeholder-type="text">&lt;/when&gt;</text:placeholder></text:p>
      <text:p text:style-name="P127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2">List <text:span text:style-name="T23">of options</text:span></text:p>
          </table:table-cell>
          <table:table-cell table:style-name="Tableau6.A1" office:value-type="string">
            <text:p text:style-name="P166"/>
          </table:table-cell>
        </table:table-row>
        <table:table-row>
          <table:table-cell table:style-name="Tableau6.A2" office:value-type="string">
            <text:p text:style-name="P167">Options</text:p>
          </table:table-cell>
          <table:table-cell table:style-name="Tableau6.B2" office:value-type="string">
            <text:p text:style-name="P167">Amount</text:p>
          </table:table-cell>
        </table:table-row>
        <table:table-row>
          <table:table-cell table:style-name="Tableau6.B2" table:number-columns-spanned="2" office:value-type="string">
            <text:p text:style-name="P90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55"><text:placeholder text:placeholder-type="text">&lt;option.coverage.extra_data.get('libelle_long_garantie',option.coverage.rec_name)&gt;</text:placeholder><text:s text:c="2"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0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0"><text:placeholder text:placeholder-type="text">&lt;/for&gt;</text:placeholder></text:p>
          </table:table-cell>
          <table:covered-table-cell/>
        </table:table-row>
      </table:table>
      <text:p text:style-name="P55"><text:placeholder text:placeholder-type="text">&lt;/otherwise&gt;</text:placeholder></text:p>
      <text:p text:style-name="P126"><text:placeholder text:placeholder-type="text">&lt;/choose&gt;</text:placeholder></text:p>
      <text:p text:style-name="P128"><text:soft-page-break/><text:placeholder text:placeholder-type="text">&lt;/if&gt;</text:placeholder></text:p>
      <text:p text:style-name="P104"><text:placeholder text:placeholder-type="text">&lt;for each="garantie in contract.covered_elements[0].options"&gt;</text:placeholder></text:p>
      <text:p text:style-name="P105"><text:placeholder text:placeholder-type="text">&lt;choose&gt;</text:placeholder></text:p>
      <text:p text:style-name="P104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73">B<text:span text:style-name="T23">eneficiaries</text:span></text:p>
          </table:table-cell>
          <table:table-cell table:style-name="Tableau7.A1" table:number-columns-spanned="3" office:value-type="string">
            <text:p text:style-name="P161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37">Full name</text:p>
          </table:table-cell>
          <table:covered-table-cell/>
          <table:table-cell table:style-name="Tableau7.C2" office:value-type="string">
            <text:p text:style-name="P133">Nature</text:p>
          </table:table-cell>
          <table:table-cell table:style-name="Tableau7.C2" office:value-type="string">
            <text:p text:style-name="P132">A<text:span text:style-name="T23">d</text:span>dress</text:p>
          </table:table-cell>
        </table:table-row>
        <table:table-row>
          <table:table-cell table:style-name="Tableau7.A3" table:number-columns-spanned="4" office:value-type="string">
            <text:p text:style-name="P56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56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1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43"><text:span text:style-name="T23">Beneficiary accepting:</text:span><text:placeholder text:placeholder-type="text">&lt;if test="beneficiaire.accepting"&gt;</text:placeholder><text:span text:style-name="T23">True</text:span><text:span text:style-name="T23"><text:placeholder text:placeholder-type="text">&lt;/if&gt;</text:placeholder></text:span><text:span text:style-name="T23"> </text:span><text:placeholder text:placeholder-type="text">&lt;if test="not beneficiaire.accepting"&gt;</text:placeholder><text:span text:style-name="T23">False</text:span><text:span text:style-name="T23"><text:placeholder text:placeholder-type="text">&lt;/if&gt;</text:placeholder></text:span></text:p>
          </table:table-cell>
          <table:table-cell table:style-name="Tableau7.D5" office:value-type="string">
            <text:p text:style-name="P41"><text:placeholder text:placeholder-type="text">&lt;if test="beneficiaire.address"&gt;</text:placeholder></text:p>
            <text:p text:style-name="P41"><text:placeholder text:placeholder-type="text">&lt;for each="line in beneficiaire.address.full_address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  <text:p text:style-name="P41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4"/>
      <text:p text:style-name="P9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4"><text:span text:style-name="T10">Clause</text:span> B<text:span text:style-name="T23">e</text:span>n<text:span text:style-name="T23">e</text:span>ficia<text:span text:style-name="T23">y</text:span></text:p>
          </table:table-cell>
          <table:table-cell table:style-name="Tableau8.B1" office:value-type="string">
            <text:p text:style-name="P162"/>
          </table:table-cell>
        </table:table-row>
        <table:table-row>
          <table:table-cell table:style-name="Tableau8.A2" table:number-columns-spanned="2" office:value-type="string">
            <text:p text:style-name="P134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57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57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2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57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57"><text:placeholder text:placeholder-type="text">&lt;/for&gt;</text:placeholder></text:p>
          </table:table-cell>
          <table:covered-table-cell/>
        </table:table-row>
      </table:table>
      <text:p text:style-name="P58"><text:placeholder text:placeholder-type="text">&lt;/when&gt;</text:placeholder></text:p>
      <text:p text:style-name="P58"><text:placeholder text:placeholder-type="text">&lt;/choose&gt;</text:placeholder></text:p>
      <text:p text:style-name="P58"><text:placeholder text:placeholder-type="text">&lt;/for&gt;</text:placeholder></text:p>
      <text:p text:style-name="P58"/>
      <text:p text:style-name="P102"><text:placeholder text:placeholder-type="text">&lt;if test="len(getattr(contract, 'underwritings', []))&gt;0"&gt;</text:placeholder></text:p>
      <text:p text:style-name="P89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ext:soft-page-break/>
        <table:table-row>
          <table:table-cell table:style-name="Tableau12.A1" office:value-type="string">
            <text:p text:style-name="P176">Underwriting data</text:p>
          </table:table-cell>
          <table:table-cell table:style-name="Tableau12.A1" table:number-columns-spanned="5" office:value-type="string">
            <text:p text:style-name="P16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159">Underwriting decision</text:p>
          </table:table-cell>
          <table:table-cell table:style-name="Tableau12.A2" office:value-type="string">
            <text:p text:style-name="P13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17">Desicion date</text:p>
          </table:table-cell>
          <table:table-cell table:style-name="Tableau12.A2" office:value-type="string">
            <text:p text:style-name="P13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159">Underwriting submission date</text:p>
          </table:table-cell>
          <table:table-cell table:style-name="Tableau12.F2" office:value-type="string">
            <text:p text:style-name="P15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37">Option</text:p>
          </table:table-cell>
          <table:table-cell table:style-name="Tableau12.F2" table:number-columns-spanned="5" office:value-type="string">
            <text:p text:style-name="P137">Option underwriting deci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1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1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47"><text:bookmark-start text:name="__DdeLink__8329_187081644"/><text:bookmark-start text:name="__DdeLink__4411_187081644"/><text:bookmark-start text:name="__DdeLink__1341_187081644"/><text:placeholder text:placeholder-type="text">&lt;underwritingdata.option.rec_name&gt;</text:placeholder><text:bookmark-end text:name="__DdeLink__8329_187081644"/><text:bookmark-end text:name="__DdeLink__4411_187081644"/><text:bookmark-end text:name="__DdeLink__1341_187081644"/></text:p>
          </table:table-cell>
          <table:table-cell table:style-name="Tableau12.B6" table:number-columns-spanned="5" office:value-type="string">
            <text:p text:style-name="P47"><text:bookmark-start text:name="__DdeLink__2489_187081644"/><text:bookmark-start text:name="__DdeLink__2485_187081644"/><text:placeholder text:placeholder-type="text">&lt;underwritingdata.decision.rec_name&gt;</text:placeholder><text:bookmark-end text:name="__DdeLink__2489_187081644"/><text:bookmark-end text:name="__DdeLink__2485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1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1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81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16">Subscriber decision</text:p>
          </table:table-cell>
          <table:table-cell table:style-name="Tableau12.B10" table:number-columns-spanned="5" office:value-type="string">
            <text:p text:style-name="P14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16">Subscriber decision date</text:p>
          </table:table-cell>
          <table:table-cell table:style-name="Tableau12.B11" table:number-columns-spanned="5" office:value-type="string">
            <text:p text:style-name="P14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1"><text:placeholder text:placeholder-type="text">&lt;/if&gt;</text:placeholder></text:p>
      <text:p text:style-name="P106"><text:placeholder text:placeholder-type="text">&lt;choose&gt;</text:placeholder></text:p>
      <text:p text:style-name="P106"><text:placeholder text:placeholder-type="text">&lt;when test="len(getattr(contract,'document_request_lines',[]))&gt;0"&gt;</text:placeholder></text:p>
      <text:p text:style-name="P10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75"><text:span text:style-name="T22">D</text:span>ocuments <text:span text:style-name="T22">:</text:span></text:p>
          </table:table-cell>
          <table:covered-table-cell/>
          <table:table-cell table:style-name="Tableau11.A1" table:number-columns-spanned="3" office:value-type="string">
            <text:p text:style-name="P164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82">Document</text:p>
          </table:table-cell>
          <table:table-cell table:style-name="Tableau11.D2" table:number-columns-spanned="2" office:value-type="string">
            <text:p text:style-name="P83">Satus</text:p>
          </table:table-cell>
          <table:covered-table-cell/>
          <table:table-cell table:style-name="Tableau11.D2" office:value-type="string">
            <text:p text:style-name="P83">Reception date</text:p>
          </table:table-cell>
          <table:table-cell table:style-name="Tableau11.E2" office:value-type="string">
            <text:p text:style-name="P82">Valid<text:span text:style-name="T26">ity</text:span></text:p>
          </table:table-cell>
        </table:table-row>
        <table:table-row>
          <table:table-cell table:style-name="Tableau11.A3" table:number-columns-spanned="5" office:value-type="string">
            <text:p text:style-name="P62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2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2"><text:placeholder text:placeholder-type="text">&lt;if test="docrequis.received"&gt;</text:placeholder><text:s/><text:span text:style-name="T26">Received</text:span><text:placeholder text:placeholder-type="text">&lt;/if&gt;</text:placeholder></text:p>
            <text:p text:style-name="P64"><text:placeholder text:placeholder-type="text">&lt;if test="not docrequis.received"&gt;</text:placeholder><text:s/><text:span text:style-name="T26">not received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2"><text:placeholder text:placeholder-type="text">&lt;if test="docrequis.received"&gt;</text:placeholder><text:s text:c="2"/></text:p>
            <text:p text:style-name="P62"><text:placeholder text:placeholder-type="text">&lt;format_date(docrequis.reception_date, Party.lang)&gt;</text:placeholder></text:p>
            <text:p text:style-name="P62"><text:placeholder text:placeholder-type="text">&lt;/if&gt;</text:placeholder></text:p>
          </table:table-cell>
          <table:table-cell table:style-name="Tableau11.E4" office:value-type="string">
            <text:p text:style-name="P72"><text:placeholder text:placeholder-type="text">&lt;if test="getattr(docrequis,'attachment',None)"&gt;</text:placeholder><text:s text:c="2"/></text:p>
            <text:p text:style-name="P72"><text:placeholder text:placeholder-type="text">&lt;docrequis.attachment.status&gt;</text:placeholder></text:p>
            <text:p text:style-name="P72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2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><text:placeholder text:placeholder-type="text">&lt;/when&gt;</text:placeholder></text:p>
      <text:p text:style-name="P62"><text:placeholder text:placeholder-type="text">&lt;/choose&gt;</text:placeholder></text:p>
      <text:p text:style-name="P1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9" style:family="table">
      <style:table-properties style:width="10.1181in" table:align="margins"/>
    </style:style>
    <style:style style:name="Tableau9.A" style:family="table-column">
      <style:table-column-properties style:column-width="2.3438in" style:rel-column-width="15180*"/>
    </style:style>
    <style:style style:name="Tableau9.B" style:family="table-column">
      <style:table-column-properties style:column-width="5.6354in" style:rel-column-width="36500*"/>
    </style:style>
    <style:style style:name="Tableau9.C" style:family="table-column">
      <style:table-column-properties style:column-width="2.1389in" style:rel-column-width="13855*"/>
    </style:style>
    <style:style style:name="Tableau9.A1" style:family="table-cell">
      <style:table-cell-properties style:vertical-align="middle" fo:padding="0.0382in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size="8pt" fo:font-weight="normal" officeooo:rsid="034d9f7b" style:font-size-asian="8pt" style:font-weight-asian="normal" style:font-size-complex="8pt" style:font-weight-complex="normal"/>
    </style:style>
    <style:style style:name="MT2" style:family="text">
      <style:text-properties fo:font-size="8pt" fo:font-weight="normal" style:font-size-asian="8pt" style:font-weight-asian="normal" style:font-size-complex="8pt" style:font-weight-complex="normal"/>
    </style:style>
    <style:style style:name="MT3" style:family="text">
      <style:text-properties officeooo:rsid="034d2de2"/>
    </style:style>
    <style:style style:name="MT4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5" style:family="text">
      <style:text-properties officeooo:rsid="016a9d57"/>
    </style:style>
    <style:style style:name="MT6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11.6929in" fo:page-height="8.2681in" style:num-format="1" style:print-orientation="landscape" fo:margin-top="0.4173in" fo:margin-bottom="0.3937in" fo:margin-left="0.7874in" fo:margin-right="0.7874in" fo:border="none" fo:padding="0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681in" fo:margin-left="0in" fo:margin-right="0in" fo:margin-bottom="0.1965in" fo:border="none" fo:padding="0in" style:shadow="none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Project number :</text:span><text:span text:style-name="MT2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<text:span text:style-name="MT3">Contract number</text:span>: <text:span text:style-name="MT4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5">Brouillard - Page </text:span><text:span text:style-name="MT5"><text:page-number text:select-page="current">9</text:page-number></text:span><text:span text:style-name="MT5"><text:s/>sur </text:span><text:span text:style-name="MT5"><text:page-count>9</text:page-count></text:span></text:p>
            </table:table-cell>
            <table:table-cell table:style-name="Tableau9.A1" office:value-type="string">
              <text:p text:style-name="MP7"><text:span text:style-name="MT3">Status : </text:span><text:span text:style-name="MT6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2-21T18:31:32.160966111</dc:date>
    <meta:editing-duration>P4DT18H2M43S</meta:editing-duration>
    <meta:editing-cycles>771</meta:editing-cycles>
    <meta:generator>LibreOffice/5.4.2.2$Linux_X86_64 LibreOffice_project/40m0$Build-2</meta:generator>
    <meta:print-date>2014-06-02T11:44:12.612000000</meta:print-date>
    <meta:document-statistic meta:table-count="19" meta:image-count="0" meta:object-count="0" meta:page-count="9" meta:paragraph-count="358" meta:word-count="765" meta:character-count="11385" meta:non-whitespace-character-count="10966"/>
  </office:meta>
</office:document-meta>
</file>